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11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01.36pt" svg:height="214.24pt" svg:x="431.12pt" svg:y="2.27pt">
            <loext:p draw:notify-on-update-of-ranges="Sheet1.A4:Sheet1.A16 Sheet1.B2:Sheet1.B2 Sheet1.B4:Sheet1.B16 Sheet1.A4:Sheet1.A16 Sheet1.C2:Sheet1.C2 Sheet1.C4:Sheet1.C16 Sheet1.A4:Sheet1.A16 Sheet1.D2:Sheet1.D2 Sheet1.D4:Sheet1.D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89.76pt" svg:height="183.71pt" svg:x="434.24pt" svg:y="221.36pt">
            <loext:p draw:notify-on-update-of-ranges="Sheet1.A20:Sheet1.A32 Sheet1.B18:Sheet1.B18 Sheet1.B20:Sheet1.B32 Sheet1.A20:Sheet1.A32 Sheet1.C18:Sheet1.C18 Sheet1.C20:Sheet1.C32 Sheet1.A20:Sheet1.A32 Sheet1.D18:Sheet1.D18 Sheet1.D20:Sheet1.D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3" table:default-cell-style-name="ce3"/>
        <table:table-row table:style-name="ro1">
          <table:table-cell table:style-name="ce1" office:value-type="string" calcext:value-type="string" table:number-columns-spanned="4" table:number-rows-spanned="1">
            <text:p>PC LOCAL</text:p>
          </table:table-cell>
          <table:covered-table-cell table:number-columns-repeated="3" table:style-name="ce2"/>
        </table:table-row>
        <table:table-row table:style-name="ro1">
          <table:table-cell table:style-name="ce1" office:value-type="string" calcext:value-type="string" table:number-columns-spanned="1" table:number-rows-spanned="2">
            <text:p>NºComponentes</text:p>
          </table:table-cell>
          <table:table-cell table:style-name="ce2" office:value-type="string" calcext:value-type="string">
            <text:p>T. Secuencial </text:p>
          </table:table-cell>
          <table:table-cell table:style-name="ce2" office:value-type="string" calcext:value-type="string">
            <text:p>T. paralelo (for)</text:p>
          </table:table-cell>
          <table:table-cell table:style-name="ce2" office:value-type="string" calcext:value-type="string">
            <text:p>T. paralelo (sections)</text:p>
          </table:table-cell>
        </table:table-row>
        <table:table-row table:style-name="ro1">
          <table:covered-table-cell/>
          <table:table-cell table:number-columns-repeated="2" table:style-name="ce2" office:value-type="string" calcext:value-type="string">
            <text:p>8 threads 4 cores</text:p>
          </table:table-cell>
          <table:table-cell table:style-name="ce2" office:value-type="string" calcext:value-type="string">
            <text:p>4 threads 4 cores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240947" calcext:value-type="float">
            <text:p>0.000240947</text:p>
          </table:table-cell>
          <table:table-cell office:value-type="float" office:value="0.000045804" calcext:value-type="float">
            <text:p>0.000045804</text:p>
          </table:table-cell>
          <table:table-cell office:value-type="float" office:value="0.000264266" calcext:value-type="float">
            <text:p>0.000264266</text:p>
          </table:table-cell>
        </table:table-row>
        <table:table-row table:style-name="ro1">
          <table:table-cell table:formula="of:=[.A4]*2" office:value-type="float" office:value="32768" calcext:value-type="float">
            <text:p>32768</text:p>
          </table:table-cell>
          <table:table-cell office:value-type="float" office:value="0.000472349" calcext:value-type="float">
            <text:p>0.000472349</text:p>
          </table:table-cell>
          <table:table-cell office:value-type="float" office:value="0.000030642" calcext:value-type="float">
            <text:p>0.000030642</text:p>
          </table:table-cell>
          <table:table-cell office:value-type="float" office:value="0.000514873" calcext:value-type="float">
            <text:p>0.000514873</text:p>
          </table:table-cell>
        </table:table-row>
        <table:table-row table:style-name="ro1">
          <table:table-cell table:formula="of:=[.A5]*2" office:value-type="float" office:value="65536" calcext:value-type="float">
            <text:p>65536</text:p>
          </table:table-cell>
          <table:table-cell office:value-type="float" office:value="0.000936146" calcext:value-type="float">
            <text:p>0.000936146</text:p>
          </table:table-cell>
          <table:table-cell office:value-type="float" office:value="0.000053606" calcext:value-type="float">
            <text:p>0.000053606</text:p>
          </table:table-cell>
          <table:table-cell office:value-type="float" office:value="0.001087604" calcext:value-type="float">
            <text:p>0.001087604</text:p>
          </table:table-cell>
        </table:table-row>
        <table:table-row table:style-name="ro1">
          <table:table-cell table:formula="of:=[.A6]*2" office:value-type="float" office:value="131072" calcext:value-type="float">
            <text:p>131072</text:p>
          </table:table-cell>
          <table:table-cell office:value-type="float" office:value="0.002417616" calcext:value-type="float">
            <text:p>0.002417616</text:p>
          </table:table-cell>
          <table:table-cell office:value-type="float" office:value="0.000104791" calcext:value-type="float">
            <text:p>0.000104791</text:p>
          </table:table-cell>
          <table:table-cell office:value-type="float" office:value="0.002036407" calcext:value-type="float">
            <text:p>0.002036407</text:p>
          </table:table-cell>
        </table:table-row>
        <table:table-row table:style-name="ro1">
          <table:table-cell table:formula="of:=[.A7]*2" office:value-type="float" office:value="262144" calcext:value-type="float">
            <text:p>262144</text:p>
          </table:table-cell>
          <table:table-cell office:value-type="float" office:value="0.004762777" calcext:value-type="float">
            <text:p>0.004762777</text:p>
          </table:table-cell>
          <table:table-cell office:value-type="float" office:value="0.000294293" calcext:value-type="float">
            <text:p>0.000294293</text:p>
          </table:table-cell>
          <table:table-cell office:value-type="float" office:value="0.002327607" calcext:value-type="float">
            <text:p>0.002327607</text:p>
          </table:table-cell>
        </table:table-row>
        <table:table-row table:style-name="ro1">
          <table:table-cell table:formula="of:=[.A8]*2" office:value-type="float" office:value="524288" calcext:value-type="float">
            <text:p>524288</text:p>
          </table:table-cell>
          <table:table-cell office:value-type="float" office:value="0.006928669" calcext:value-type="float">
            <text:p>0.006928669</text:p>
          </table:table-cell>
          <table:table-cell office:value-type="float" office:value="0.002911939" calcext:value-type="float">
            <text:p>0.002911939</text:p>
          </table:table-cell>
          <table:table-cell office:value-type="float" office:value="0.00302502" calcext:value-type="float">
            <text:p>0.00302502</text:p>
          </table:table-cell>
        </table:table-row>
        <table:table-row table:style-name="ro1">
          <table:table-cell table:formula="of:=[.A9]*2" office:value-type="float" office:value="1048576" calcext:value-type="float">
            <text:p>1048576</text:p>
          </table:table-cell>
          <table:table-cell office:value-type="float" office:value="0.007855402" calcext:value-type="float">
            <text:p>0.007855402</text:p>
          </table:table-cell>
          <table:table-cell office:value-type="float" office:value="0.002716797" calcext:value-type="float">
            <text:p>0.002716797</text:p>
          </table:table-cell>
          <table:table-cell office:value-type="float" office:value="0.004276281" calcext:value-type="float">
            <text:p>0.004276281</text:p>
          </table:table-cell>
        </table:table-row>
        <table:table-row table:style-name="ro1">
          <table:table-cell table:formula="of:=[.A10]*2" office:value-type="float" office:value="2097152" calcext:value-type="float">
            <text:p>2097152</text:p>
          </table:table-cell>
          <table:table-cell office:value-type="float" office:value="0.007705816" calcext:value-type="float">
            <text:p>0.007705816</text:p>
          </table:table-cell>
          <table:table-cell office:value-type="float" office:value="0.012331035" calcext:value-type="float">
            <text:p>0.012331035</text:p>
          </table:table-cell>
          <table:table-cell office:value-type="float" office:value="0.008158196" calcext:value-type="float">
            <text:p>0.008158196</text:p>
          </table:table-cell>
        </table:table-row>
        <table:table-row table:style-name="ro1">
          <table:table-cell table:formula="of:=[.A11]*2" office:value-type="float" office:value="4194304" calcext:value-type="float">
            <text:p>4194304</text:p>
          </table:table-cell>
          <table:table-cell office:value-type="float" office:value="0.015389869" calcext:value-type="float">
            <text:p>0.015389869</text:p>
          </table:table-cell>
          <table:table-cell office:value-type="float" office:value="0.008631895" calcext:value-type="float">
            <text:p>0.008631895</text:p>
          </table:table-cell>
          <table:table-cell office:value-type="float" office:value="0.016338427" calcext:value-type="float">
            <text:p>0.016338427</text:p>
          </table:table-cell>
        </table:table-row>
        <table:table-row table:style-name="ro1">
          <table:table-cell table:formula="of:=[.A12]*2" office:value-type="float" office:value="8388608" calcext:value-type="float">
            <text:p>8388608</text:p>
          </table:table-cell>
          <table:table-cell office:value-type="float" office:value="0.028458654" calcext:value-type="float">
            <text:p>0.028458654</text:p>
          </table:table-cell>
          <table:table-cell office:value-type="float" office:value="0.021988427" calcext:value-type="float">
            <text:p>0.021988427</text:p>
          </table:table-cell>
          <table:table-cell office:value-type="float" office:value="0.030971842" calcext:value-type="float">
            <text:p>0.030971842</text:p>
          </table:table-cell>
        </table:table-row>
        <table:table-row table:style-name="ro1">
          <table:table-cell table:formula="of:=[.A13]*2" office:value-type="float" office:value="16777216" calcext:value-type="float">
            <text:p>16777216</text:p>
          </table:table-cell>
          <table:table-cell office:value-type="float" office:value="0.05792189" calcext:value-type="float">
            <text:p>0.05792189</text:p>
          </table:table-cell>
          <table:table-cell office:value-type="float" office:value="0.031336799" calcext:value-type="float">
            <text:p>0.031336799</text:p>
          </table:table-cell>
          <table:table-cell office:value-type="float" office:value="0.058975976" calcext:value-type="float">
            <text:p>0.058975976</text:p>
          </table:table-cell>
        </table:table-row>
        <table:table-row table:style-name="ro1">
          <table:table-cell table:formula="of:=[.A14]*2" office:value-type="float" office:value="33554432" calcext:value-type="float">
            <text:p>33554432</text:p>
          </table:table-cell>
          <table:table-cell office:value-type="float" office:value="0.11434813" calcext:value-type="float">
            <text:p>0.11434813</text:p>
          </table:table-cell>
          <table:table-cell office:value-type="float" office:value="0.059867896" calcext:value-type="float">
            <text:p>0.059867896</text:p>
          </table:table-cell>
          <table:table-cell office:value-type="float" office:value="0.116722323" calcext:value-type="float">
            <text:p>0.116722323</text:p>
          </table:table-cell>
        </table:table-row>
        <table:table-row table:style-name="ro1">
          <table:table-cell table:formula="of:=[.A15]*2" office:value-type="float" office:value="67108864" calcext:value-type="float">
            <text:p>67108864</text:p>
          </table:table-cell>
          <table:table-cell office:value-type="float" office:value="0.229495705" calcext:value-type="float">
            <text:p>0.229495705</text:p>
          </table:table-cell>
          <table:table-cell office:value-type="float" office:value="0.118390948" calcext:value-type="float">
            <text:p>0.118390948</text:p>
          </table:table-cell>
          <table:table-cell office:value-type="float" office:value="0.234364092" calcext:value-type="float">
            <text:p>0.234364092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ATCGRID</text:p>
          </table:table-cell>
          <table:covered-table-cell table:number-columns-repeated="3" table:style-name="ce2"/>
        </table:table-row>
        <table:table-row table:style-name="ro1">
          <table:table-cell table:style-name="ce1" office:value-type="string" calcext:value-type="string" table:number-columns-spanned="1" table:number-rows-spanned="2">
            <text:p>NºComponentes</text:p>
          </table:table-cell>
          <table:table-cell table:style-name="ce2" office:value-type="string" calcext:value-type="string">
            <text:p>T. Secuencial </text:p>
          </table:table-cell>
          <table:table-cell table:style-name="ce2" office:value-type="string" calcext:value-type="string">
            <text:p>T. paralelo (for)</text:p>
          </table:table-cell>
          <table:table-cell table:style-name="ce2" office:value-type="string" calcext:value-type="string">
            <text:p>T. paralelo (sections)</text:p>
          </table:table-cell>
        </table:table-row>
        <table:table-row table:style-name="ro1">
          <table:covered-table-cell/>
          <table:table-cell table:number-columns-repeated="2" table:style-name="ce2" office:value-type="string" calcext:value-type="string">
            <text:p>8 threads 4 cores</text:p>
          </table:table-cell>
          <table:table-cell table:style-name="ce2" office:value-type="string" calcext:value-type="string">
            <text:p>4 threads 4 cores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118087" calcext:value-type="float">
            <text:p>0.000118087</text:p>
          </table:table-cell>
          <table:table-cell office:value-type="float" office:value="0.004862905" calcext:value-type="float">
            <text:p>0.004862905</text:p>
          </table:table-cell>
          <table:table-cell office:value-type="float" office:value="0.000113438" calcext:value-type="float">
            <text:p>0.000113438</text:p>
          </table:table-cell>
        </table:table-row>
        <table:table-row table:style-name="ro1">
          <table:table-cell table:formula="of:=[.A20]*2" office:value-type="float" office:value="32768" calcext:value-type="float">
            <text:p>32768</text:p>
          </table:table-cell>
          <table:table-cell office:value-type="float" office:value="0.000237989" calcext:value-type="float">
            <text:p>0.000237989</text:p>
          </table:table-cell>
          <table:table-cell office:value-type="float" office:value="0.002143496" calcext:value-type="float">
            <text:p>0.002143496</text:p>
          </table:table-cell>
          <table:table-cell office:value-type="float" office:value="0.000179786" calcext:value-type="float">
            <text:p>0.000179786</text:p>
          </table:table-cell>
        </table:table-row>
        <table:table-row table:style-name="ro1">
          <table:table-cell table:formula="of:=[.A21]*2" office:value-type="float" office:value="65536" calcext:value-type="float">
            <text:p>65536</text:p>
          </table:table-cell>
          <table:table-cell office:value-type="float" office:value="0.000339675" calcext:value-type="float">
            <text:p>0.000339675</text:p>
          </table:table-cell>
          <table:table-cell office:value-type="float" office:value="0.003983061" calcext:value-type="float">
            <text:p>0.003983061</text:p>
          </table:table-cell>
          <table:table-cell office:value-type="float" office:value="0.000439332" calcext:value-type="float">
            <text:p>0.000439332</text:p>
          </table:table-cell>
        </table:table-row>
        <table:table-row table:style-name="ro1">
          <table:table-cell table:formula="of:=[.A22]*2" office:value-type="float" office:value="131072" calcext:value-type="float">
            <text:p>131072</text:p>
          </table:table-cell>
          <table:table-cell office:value-type="float" office:value="0.00091912" calcext:value-type="float">
            <text:p>0.00091912</text:p>
          </table:table-cell>
          <table:table-cell office:value-type="float" office:value="0.004576684" calcext:value-type="float">
            <text:p>0.004576684</text:p>
          </table:table-cell>
          <table:table-cell office:value-type="float" office:value="0.000963906" calcext:value-type="float">
            <text:p>0.000963906</text:p>
          </table:table-cell>
        </table:table-row>
        <table:table-row table:style-name="ro1">
          <table:table-cell table:formula="of:=[.A23]*2" office:value-type="float" office:value="262144" calcext:value-type="float">
            <text:p>262144</text:p>
          </table:table-cell>
          <table:table-cell office:value-type="float" office:value="0.001804331" calcext:value-type="float">
            <text:p>0.001804331</text:p>
          </table:table-cell>
          <table:table-cell office:value-type="float" office:value="0.004469179" calcext:value-type="float">
            <text:p>0.004469179</text:p>
          </table:table-cell>
          <table:table-cell office:value-type="float" office:value="0.00192301" calcext:value-type="float">
            <text:p>0.00192301</text:p>
          </table:table-cell>
        </table:table-row>
        <table:table-row table:style-name="ro1">
          <table:table-cell table:formula="of:=[.A24]*2" office:value-type="float" office:value="524288" calcext:value-type="float">
            <text:p>524288</text:p>
          </table:table-cell>
          <table:table-cell office:value-type="float" office:value="0.002811519" calcext:value-type="float">
            <text:p>0.002811519</text:p>
          </table:table-cell>
          <table:table-cell office:value-type="float" office:value="0.005095257" calcext:value-type="float">
            <text:p>0.005095257</text:p>
          </table:table-cell>
          <table:table-cell office:value-type="float" office:value="0.003262042" calcext:value-type="float">
            <text:p>0.003262042</text:p>
          </table:table-cell>
        </table:table-row>
        <table:table-row table:style-name="ro1">
          <table:table-cell table:formula="of:=[.A25]*2" office:value-type="float" office:value="1048576" calcext:value-type="float">
            <text:p>1048576</text:p>
          </table:table-cell>
          <table:table-cell office:value-type="float" office:value="0.006082975" calcext:value-type="float">
            <text:p>0.006082975</text:p>
          </table:table-cell>
          <table:table-cell office:value-type="float" office:value="0.003591091" calcext:value-type="float">
            <text:p>0.003591091</text:p>
          </table:table-cell>
          <table:table-cell office:value-type="float" office:value="0.007254517" calcext:value-type="float">
            <text:p>0.007254517</text:p>
          </table:table-cell>
        </table:table-row>
        <table:table-row table:style-name="ro1">
          <table:table-cell table:formula="of:=[.A26]*2" office:value-type="float" office:value="2097152" calcext:value-type="float">
            <text:p>2097152</text:p>
          </table:table-cell>
          <table:table-cell office:value-type="float" office:value="0.012044718" calcext:value-type="float">
            <text:p>0.012044718</text:p>
          </table:table-cell>
          <table:table-cell office:value-type="float" office:value="0.007286641" calcext:value-type="float">
            <text:p>0.007286641</text:p>
          </table:table-cell>
          <table:table-cell office:value-type="float" office:value="0.013262895" calcext:value-type="float">
            <text:p>0.013262895</text:p>
          </table:table-cell>
        </table:table-row>
        <table:table-row table:style-name="ro1">
          <table:table-cell table:formula="of:=[.A27]*2" office:value-type="float" office:value="4194304" calcext:value-type="float">
            <text:p>4194304</text:p>
          </table:table-cell>
          <table:table-cell office:value-type="float" office:value="0.02367266" calcext:value-type="float">
            <text:p>0.02367266</text:p>
          </table:table-cell>
          <table:table-cell office:value-type="float" office:value="0.012298913" calcext:value-type="float">
            <text:p>0.012298913</text:p>
          </table:table-cell>
          <table:table-cell office:value-type="float" office:value="0.024393795" calcext:value-type="float">
            <text:p>0.024393795</text:p>
          </table:table-cell>
        </table:table-row>
        <table:table-row table:style-name="ro1">
          <table:table-cell table:formula="of:=[.A28]*2" office:value-type="float" office:value="8388608" calcext:value-type="float">
            <text:p>8388608</text:p>
          </table:table-cell>
          <table:table-cell office:value-type="float" office:value="0.05228178" calcext:value-type="float">
            <text:p>0.05228178</text:p>
          </table:table-cell>
          <table:table-cell office:value-type="float" office:value="0.01277451" calcext:value-type="float">
            <text:p>0.01277451</text:p>
          </table:table-cell>
          <table:table-cell office:value-type="float" office:value="0.053040043" calcext:value-type="float">
            <text:p>0.053040043</text:p>
          </table:table-cell>
        </table:table-row>
        <table:table-row table:style-name="ro1">
          <table:table-cell table:formula="of:=[.A29]*2" office:value-type="float" office:value="16777216" calcext:value-type="float">
            <text:p>16777216</text:p>
          </table:table-cell>
          <table:table-cell office:value-type="float" office:value="0.110859475" calcext:value-type="float">
            <text:p>0.110859475</text:p>
          </table:table-cell>
          <table:table-cell office:value-type="float" office:value="0.025379978" calcext:value-type="float">
            <text:p>0.025379978</text:p>
          </table:table-cell>
          <table:table-cell office:value-type="float" office:value="0.110343464" calcext:value-type="float">
            <text:p>0.110343464</text:p>
          </table:table-cell>
        </table:table-row>
        <table:table-row table:style-name="ro1">
          <table:table-cell table:formula="of:=[.A30]*2" office:value-type="float" office:value="33554432" calcext:value-type="float">
            <text:p>33554432</text:p>
          </table:table-cell>
          <table:table-cell office:value-type="float" office:value="0.216051509" calcext:value-type="float">
            <text:p>0.216051509</text:p>
          </table:table-cell>
          <table:table-cell office:value-type="float" office:value="0.058994718" calcext:value-type="float">
            <text:p>0.058994718</text:p>
          </table:table-cell>
          <table:table-cell office:value-type="float" office:value="0.225261644" calcext:value-type="float">
            <text:p>0.225261644</text:p>
          </table:table-cell>
        </table:table-row>
        <table:table-row table:style-name="ro1">
          <table:table-cell table:formula="of:=[.A31]*2" office:value-type="float" office:value="67108864" calcext:value-type="float">
            <text:p>67108864</text:p>
          </table:table-cell>
          <table:table-cell office:value-type="float" office:value="0.426167381" calcext:value-type="float">
            <text:p>0.426167381</text:p>
          </table:table-cell>
          <table:table-cell office:value-type="float" office:value="0.121697918" calcext:value-type="float">
            <text:p>0.121697918</text:p>
          </table:table-cell>
          <table:table-cell office:value-type="float" office:value="0.442281306" calcext:value-type="float">
            <text:p>0.4422813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 style:data-style-name="N2" text:time-value="18:02:01.7655199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6:45:14.359998853</meta:creation-date>
    <dc:date>2018-04-04T18:41:05.002767234</dc:date>
    <meta:editing-duration>PT39M37S</meta:editing-duration>
    <meta:editing-cycles>5</meta:editing-cycles>
    <meta:generator>LibreOffice/5.1.6.2$Linux_X86_64 LibreOffice_project/10m0$Build-2</meta:generator>
    <meta:document-statistic meta:table-count="1" meta:cell-count="1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6cm" svg:height="7.559cm" xlink:href=".." xlink:type="simple" chart:class="chart:scatter" chart:style-name="ch1">
        <chart:title svg:x="5.912cm" svg:y="0.287cm" chart:style-name="ch2">
          <text:p>PC LOCAL</text:p>
        </chart:title>
        <chart:legend chart:legend-position="end" svg:x="9.641cm" svg:y="2.982cm" style:legend-expansion="high" chart:style-name="ch3"/>
        <chart:plot-area chart:style-name="ch4" table:cell-range-address="Sheet1.A4:Sheet1.D16 Sheet1.B2:Sheet1.D2" chart:data-source-has-labels="row" svg:x="0.283cm" svg:y="1.217cm" svg:width="9.075cm" svg:height="6.191cm">
          <chartooo:coordinate-region svg:x="1.195cm" svg:y="1.416cm" svg:width="7.42cm" svg:height="5.34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16" chart:label-cell-address="Sheet1.B2:Sheet1.B2" chart:class="chart:scatter">
            <chart:domain table:cell-range-address="Sheet1.A4:Sheet1.A16"/>
            <chart:data-point chart:repeated="13"/>
          </chart:series>
          <chart:series chart:style-name="ch8" chart:values-cell-range-address="Sheet1.C4:Sheet1.C16" chart:label-cell-address="Sheet1.C2:Sheet1.C2" chart:class="chart:scatter">
            <chart:data-point chart:repeated="13"/>
          </chart:series>
          <chart:series chart:style-name="ch9" chart:values-cell-range-address="Sheet1.D4:Sheet1.D16" chart:label-cell-address="Sheet1.D2:Sheet1.D2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. Secuencial </text:p>
                <draw:g>
                  <svg:desc>Sheet1.B2:Sheet1.B2</svg:desc>
                </draw:g>
              </table:table-cell>
              <table:table-cell office:value-type="string">
                <text:p>T. paralelo (for)</text:p>
                <draw:g>
                  <svg:desc>Sheet1.C2:Sheet1.C2</svg:desc>
                </draw:g>
              </table:table-cell>
              <table:table-cell office:value-type="string">
                <text:p>T. paralelo (sections)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Sheet1.A4:Sheet1.A16</svg:desc>
                </draw:g>
              </table:table-cell>
              <table:table-cell office:value-type="float" office:value="0.000240947">
                <text:p>0.000240947</text:p>
                <draw:g>
                  <svg:desc>Sheet1.B4:Sheet1.B16</svg:desc>
                </draw:g>
              </table:table-cell>
              <table:table-cell office:value-type="float" office:value="0.000045804">
                <text:p>0.000045804</text:p>
                <draw:g>
                  <svg:desc>Sheet1.C4:Sheet1.C16</svg:desc>
                </draw:g>
              </table:table-cell>
              <table:table-cell office:value-type="float" office:value="0.000264266">
                <text:p>0.000264266</text:p>
                <draw:g>
                  <svg:desc>Sheet1.D4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0.000472349">
                <text:p>0.000472349</text:p>
              </table:table-cell>
              <table:table-cell office:value-type="float" office:value="0.000030642">
                <text:p>0.000030642</text:p>
              </table:table-cell>
              <table:table-cell office:value-type="float" office:value="0.000514873">
                <text:p>0.000514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0.000936146">
                <text:p>0.000936146</text:p>
              </table:table-cell>
              <table:table-cell office:value-type="float" office:value="0.000053606">
                <text:p>0.000053606</text:p>
              </table:table-cell>
              <table:table-cell office:value-type="float" office:value="0.001087604">
                <text:p>0.001087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0.002417616">
                <text:p>0.002417616</text:p>
              </table:table-cell>
              <table:table-cell office:value-type="float" office:value="0.000104791">
                <text:p>0.000104791</text:p>
              </table:table-cell>
              <table:table-cell office:value-type="float" office:value="0.002036407">
                <text:p>0.0020364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0.004762777">
                <text:p>0.004762777</text:p>
              </table:table-cell>
              <table:table-cell office:value-type="float" office:value="0.000294293">
                <text:p>0.000294293</text:p>
              </table:table-cell>
              <table:table-cell office:value-type="float" office:value="0.002327607">
                <text:p>0.0023276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0.006928669">
                <text:p>0.006928669</text:p>
              </table:table-cell>
              <table:table-cell office:value-type="float" office:value="0.002911939">
                <text:p>0.002911939</text:p>
              </table:table-cell>
              <table:table-cell office:value-type="float" office:value="0.00302502">
                <text:p>0.00302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0.007855402">
                <text:p>0.007855402</text:p>
              </table:table-cell>
              <table:table-cell office:value-type="float" office:value="0.002716797">
                <text:p>0.002716797</text:p>
              </table:table-cell>
              <table:table-cell office:value-type="float" office:value="0.004276281">
                <text:p>0.0042762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0.007705816">
                <text:p>0.007705816</text:p>
              </table:table-cell>
              <table:table-cell office:value-type="float" office:value="0.012331035">
                <text:p>0.012331035</text:p>
              </table:table-cell>
              <table:table-cell office:value-type="float" office:value="0.008158196">
                <text:p>0.008158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0.015389869">
                <text:p>0.015389869</text:p>
              </table:table-cell>
              <table:table-cell office:value-type="float" office:value="0.008631895">
                <text:p>0.008631895</text:p>
              </table:table-cell>
              <table:table-cell office:value-type="float" office:value="0.016338427">
                <text:p>0.0163384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0.028458654">
                <text:p>0.028458654</text:p>
              </table:table-cell>
              <table:table-cell office:value-type="float" office:value="0.021988427">
                <text:p>0.021988427</text:p>
              </table:table-cell>
              <table:table-cell office:value-type="float" office:value="0.030971842">
                <text:p>0.0309718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0.05792189">
                <text:p>0.05792189</text:p>
              </table:table-cell>
              <table:table-cell office:value-type="float" office:value="0.031336799">
                <text:p>0.031336799</text:p>
              </table:table-cell>
              <table:table-cell office:value-type="float" office:value="0.058975976">
                <text:p>0.0589759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54432">
                <text:p>33554432</text:p>
              </table:table-cell>
              <table:table-cell office:value-type="float" office:value="0.11434813">
                <text:p>0.11434813</text:p>
              </table:table-cell>
              <table:table-cell office:value-type="float" office:value="0.059867896">
                <text:p>0.059867896</text:p>
              </table:table-cell>
              <table:table-cell office:value-type="float" office:value="0.116722323">
                <text:p>0.1167223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108864">
                <text:p>67108864</text:p>
              </table:table-cell>
              <table:table-cell office:value-type="float" office:value="0.229495705">
                <text:p>0.229495705</text:p>
              </table:table-cell>
              <table:table-cell office:value-type="float" office:value="0.118390948">
                <text:p>0.118390948</text:p>
              </table:table-cell>
              <table:table-cell office:value-type="float" office:value="0.234364092">
                <text:p>0.2343640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51cm" svg:height="6.482cm" xlink:href=".." xlink:type="simple" chart:class="chart:scatter" chart:style-name="ch1">
        <chart:title svg:x="5.826cm" svg:y="0.265cm" chart:style-name="ch2">
          <text:p>ATCGRID</text:p>
        </chart:title>
        <chart:legend chart:legend-position="end" svg:x="9.232cm" svg:y="2.444cm" style:legend-expansion="high" chart:style-name="ch3"/>
        <chart:plot-area chart:style-name="ch4" table:cell-range-address="Sheet1.A20:Sheet1.D32 Sheet1.B18:Sheet1.D18" chart:data-source-has-labels="row" svg:x="0.275cm" svg:y="1.173cm" svg:width="8.682cm" svg:height="5.18cm">
          <chartooo:coordinate-region svg:x="1.187cm" svg:y="1.372cm" svg:width="7.027cm" svg:height="4.33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0:Sheet1.B32" chart:label-cell-address="Sheet1.B18:Sheet1.B18" chart:class="chart:scatter">
            <chart:domain table:cell-range-address="Sheet1.A20:Sheet1.A32"/>
            <chart:data-point chart:repeated="13"/>
          </chart:series>
          <chart:series chart:style-name="ch8" chart:values-cell-range-address="Sheet1.C20:Sheet1.C32" chart:label-cell-address="Sheet1.C18:Sheet1.C18" chart:class="chart:scatter">
            <chart:data-point chart:repeated="13"/>
          </chart:series>
          <chart:series chart:style-name="ch9" chart:values-cell-range-address="Sheet1.D20:Sheet1.D32" chart:label-cell-address="Sheet1.D18:Sheet1.D18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. Secuencial </text:p>
                <draw:g>
                  <svg:desc>Sheet1.B18:Sheet1.B18</svg:desc>
                </draw:g>
              </table:table-cell>
              <table:table-cell office:value-type="string">
                <text:p>T. paralelo (for)</text:p>
                <draw:g>
                  <svg:desc>Sheet1.C18:Sheet1.C18</svg:desc>
                </draw:g>
              </table:table-cell>
              <table:table-cell office:value-type="string">
                <text:p>T. paralelo (sections)</text:p>
                <draw:g>
                  <svg:desc>Sheet1.D18:Sheet1.D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Sheet1.A20:Sheet1.A32</svg:desc>
                </draw:g>
              </table:table-cell>
              <table:table-cell office:value-type="float" office:value="0.000118087">
                <text:p>0.000118087</text:p>
                <draw:g>
                  <svg:desc>Sheet1.B20:Sheet1.B32</svg:desc>
                </draw:g>
              </table:table-cell>
              <table:table-cell office:value-type="float" office:value="0.004862905">
                <text:p>0.004862905</text:p>
                <draw:g>
                  <svg:desc>Sheet1.C20:Sheet1.C32</svg:desc>
                </draw:g>
              </table:table-cell>
              <table:table-cell office:value-type="float" office:value="0.000113438">
                <text:p>0.000113438</text:p>
                <draw:g>
                  <svg:desc>Sheet1.D20:Sheet1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0.000237989">
                <text:p>0.000237989</text:p>
              </table:table-cell>
              <table:table-cell office:value-type="float" office:value="0.002143496">
                <text:p>0.002143496</text:p>
              </table:table-cell>
              <table:table-cell office:value-type="float" office:value="0.000179786">
                <text:p>0.0001797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0.000339675">
                <text:p>0.000339675</text:p>
              </table:table-cell>
              <table:table-cell office:value-type="float" office:value="0.003983061">
                <text:p>0.003983061</text:p>
              </table:table-cell>
              <table:table-cell office:value-type="float" office:value="0.000439332">
                <text:p>0.000439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0.00091912">
                <text:p>0.00091912</text:p>
              </table:table-cell>
              <table:table-cell office:value-type="float" office:value="0.004576684">
                <text:p>0.004576684</text:p>
              </table:table-cell>
              <table:table-cell office:value-type="float" office:value="0.000963906">
                <text:p>0.0009639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0.001804331">
                <text:p>0.001804331</text:p>
              </table:table-cell>
              <table:table-cell office:value-type="float" office:value="0.004469179">
                <text:p>0.004469179</text:p>
              </table:table-cell>
              <table:table-cell office:value-type="float" office:value="0.00192301">
                <text:p>0.00192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0.002811519">
                <text:p>0.002811519</text:p>
              </table:table-cell>
              <table:table-cell office:value-type="float" office:value="0.005095257">
                <text:p>0.005095257</text:p>
              </table:table-cell>
              <table:table-cell office:value-type="float" office:value="0.003262042">
                <text:p>0.0032620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0.006082975">
                <text:p>0.006082975</text:p>
              </table:table-cell>
              <table:table-cell office:value-type="float" office:value="0.003591091">
                <text:p>0.003591091</text:p>
              </table:table-cell>
              <table:table-cell office:value-type="float" office:value="0.007254517">
                <text:p>0.007254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0.012044718">
                <text:p>0.012044718</text:p>
              </table:table-cell>
              <table:table-cell office:value-type="float" office:value="0.007286641">
                <text:p>0.007286641</text:p>
              </table:table-cell>
              <table:table-cell office:value-type="float" office:value="0.013262895">
                <text:p>0.013262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0.02367266">
                <text:p>0.02367266</text:p>
              </table:table-cell>
              <table:table-cell office:value-type="float" office:value="0.012298913">
                <text:p>0.012298913</text:p>
              </table:table-cell>
              <table:table-cell office:value-type="float" office:value="0.024393795">
                <text:p>0.0243937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0.05228178">
                <text:p>0.05228178</text:p>
              </table:table-cell>
              <table:table-cell office:value-type="float" office:value="0.01277451">
                <text:p>0.01277451</text:p>
              </table:table-cell>
              <table:table-cell office:value-type="float" office:value="0.053040043">
                <text:p>0.053040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0.110859475">
                <text:p>0.110859475</text:p>
              </table:table-cell>
              <table:table-cell office:value-type="float" office:value="0.025379978">
                <text:p>0.025379978</text:p>
              </table:table-cell>
              <table:table-cell office:value-type="float" office:value="0.110343464">
                <text:p>0.1103434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54432">
                <text:p>33554432</text:p>
              </table:table-cell>
              <table:table-cell office:value-type="float" office:value="0.216051509">
                <text:p>0.216051509</text:p>
              </table:table-cell>
              <table:table-cell office:value-type="float" office:value="0.058994718">
                <text:p>0.058994718</text:p>
              </table:table-cell>
              <table:table-cell office:value-type="float" office:value="0.225261644">
                <text:p>0.2252616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108864">
                <text:p>67108864</text:p>
              </table:table-cell>
              <table:table-cell office:value-type="float" office:value="0.426167381">
                <text:p>0.426167381</text:p>
              </table:table-cell>
              <table:table-cell office:value-type="float" office:value="0.121697918">
                <text:p>0.121697918</text:p>
              </table:table-cell>
              <table:table-cell office:value-type="float" office:value="0.442281306">
                <text:p>0.442281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